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fo:font-style="italic" style:font-size-asian="14pt" style:font-style-asian="italic" style:font-size-complex="14pt" style:font-style-complex="italic"/>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text-properties fo:font-size="14pt" officeooo:rsid="00ebe294" officeooo:paragraph-rsid="00eff857" style:font-size-asian="14pt" style:font-size-complex="14pt"/>
    </style:style>
    <style:style style:name="P8" style:family="paragraph" style:parent-style-name="Standard">
      <style:text-properties fo:font-size="14pt" officeooo:rsid="00eff857" officeooo:paragraph-rsid="00eff857" style:font-size-asian="14pt" style:font-size-complex="14pt"/>
    </style:style>
    <style:style style:name="P9" style:family="paragraph" style:parent-style-name="Standard">
      <style:text-properties fo:font-size="14pt" officeooo:paragraph-rsid="00f14106" style:font-size-asian="14pt" style:font-size-complex="14pt"/>
    </style:style>
    <style:style style:name="P10" style:family="paragraph" style:parent-style-name="Standard">
      <style:text-properties fo:font-size="14pt" fo:font-weight="bold" officeooo:rsid="00ebe294" officeooo:paragraph-rsid="00ebe294" style:font-size-asian="14pt" style:font-weight-asian="bold" style:font-size-complex="14pt" style:font-weight-complex="bold"/>
    </style:style>
    <style:style style:name="P11" style:family="paragraph" style:parent-style-name="Standard">
      <style:text-properties fo:font-size="14pt" fo:font-weight="bold" officeooo:rsid="00ec6650" officeooo:paragraph-rsid="00ec6650" style:font-size-asian="14pt" style:font-weight-asian="bold" style:font-size-complex="14pt" style:font-weight-complex="bold"/>
    </style:style>
    <style:style style:name="P12" style:family="paragraph" style:parent-style-name="Standard">
      <style:text-properties fo:font-size="14pt" fo:font-weight="bold" officeooo:rsid="00ede2f3" officeooo:paragraph-rsid="00ede2f3" style:font-size-asian="14pt" style:font-weight-asian="bold" style:font-size-complex="14pt" style:font-weight-complex="bold"/>
    </style:style>
    <style:style style:name="P13" style:family="paragraph" style:parent-style-name="Standard">
      <style:text-properties fo:font-size="14pt" fo:font-weight="bold" officeooo:rsid="00f14106" officeooo:paragraph-rsid="00f14106" style:font-size-asian="14pt" style:font-weight-asian="bold" style:font-size-complex="14pt" style:font-weight-complex="bold"/>
    </style:style>
    <style:style style:name="P14" style:family="paragraph" style:parent-style-name="Standard">
      <style:text-properties fo:font-size="14pt" style:text-underline-style="solid" style:text-underline-width="auto" style:text-underline-color="font-color" fo:font-weight="bold" officeooo:rsid="00f14106" officeooo:paragraph-rsid="00f14106" style:font-size-asian="14pt" style:font-weight-asian="bold" style:font-size-complex="14pt" style:font-weight-complex="bold"/>
    </style:style>
    <style:style style:name="P15" style:family="paragraph" style:parent-style-name="Standard">
      <style:text-properties fo:font-size="14pt" style:text-underline-style="solid" style:text-underline-width="auto" style:text-underline-color="font-color" fo:font-weight="bold" officeooo:rsid="00f26ae8" officeooo:paragraph-rsid="00f26ae8" style:font-size-asian="14pt" style:font-weight-asian="bold" style:font-size-complex="14pt" style:font-weight-complex="bold"/>
    </style:style>
    <style:style style:name="P16" style:family="paragraph" style:parent-style-name="Standard">
      <style:text-properties fo:font-size="14pt" style:text-underline-style="solid" style:text-underline-width="auto" style:text-underline-color="font-color" fo:font-weight="bold" officeooo:rsid="00f27750" officeooo:paragraph-rsid="00f27750" style:font-size-asian="14pt" style:font-weight-asian="bold" style:font-size-complex="14pt" style:font-weight-complex="bold"/>
    </style:style>
    <style:style style:name="P17" style:family="paragraph" style:parent-style-name="Standard">
      <style:text-properties fo:font-size="14pt" style:text-underline-style="solid" style:text-underline-width="auto" style:text-underline-color="font-color" fo:font-weight="bold" officeooo:rsid="00f2c43e" officeooo:paragraph-rsid="00f2c43e"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ize="20pt" fo:font-weight="bold" officeooo:paragraph-rsid="00f14106" style:font-size-asian="20pt" style:font-weight-asian="bold" style:font-size-complex="20pt" style:font-weight-complex="bold"/>
    </style:style>
    <style:style style:name="T1" style:family="text">
      <style:text-properties officeooo:rsid="0091e28d"/>
    </style:style>
    <style:style style:name="T2" style:family="text">
      <style:text-properties officeooo:rsid="00d9d0b7"/>
    </style:style>
    <style:style style:name="T3" style:family="text">
      <style:text-properties fo:font-weight="normal" style:font-weight-asian="normal" style:font-weight-complex="normal"/>
    </style:style>
    <style:style style:name="T4" style:family="text">
      <style:text-properties fo:font-weight="normal" officeooo:rsid="00ec6650" style:font-weight-asian="normal" style:font-weight-complex="normal"/>
    </style:style>
    <style:style style:name="T5" style:family="text">
      <style:text-properties fo:font-weight="normal" officeooo:rsid="00f14106" style:font-weight-asian="normal" style:font-weight-complex="normal"/>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eac8a2" style:font-weight-asian="normal" style:font-weight-complex="normal"/>
    </style:style>
    <style:style style:name="T9" style:family="text">
      <style:text-properties style:text-underline-style="none" fo:font-weight="normal" officeooo:rsid="00f14106" style:font-weight-asian="normal" style:font-weight-complex="normal"/>
    </style:style>
    <style:style style:name="T10" style:family="text">
      <style:text-properties officeooo:rsid="00ebe294"/>
    </style:style>
    <style:style style:name="T11" style:family="text">
      <style:text-properties officeooo:rsid="00ec6650"/>
    </style:style>
    <style:style style:name="T12" style:family="text">
      <style:text-properties officeooo:rsid="00ede2f3"/>
    </style:style>
    <style:style style:name="T13" style:family="text">
      <style:text-properties officeooo:rsid="00f14106"/>
    </style:style>
    <style:style style:name="T14" style:family="text">
      <style:text-properties style:font-name="Liberation Serif1" style:text-underline-style="none" fo:font-weight="normal" style:font-weight-asian="normal" style:font-weight-complex="normal"/>
    </style:style>
    <style:style style:name="T15" style:family="text">
      <style:text-properties style:font-name="Liberation Serif1" style:text-underline-style="none" fo:font-weight="normal" officeooo:rsid="00f14106" style:font-weight-asian="normal" style:font-weight-complex="normal"/>
    </style:style>
    <style:style style:name="T16" style:family="text">
      <style:text-properties style:font-name="Liberation Serif" style:text-underline-style="none"/>
    </style:style>
    <style:style style:name="T17" style:family="text">
      <style:text-properties style:font-name="Liberation Serif" style:text-underline-style="none" fo:font-weight="normal" style:font-weight-asian="normal" style:font-weight-complex="normal"/>
    </style:style>
    <style:style style:name="T18" style:family="text">
      <style:text-properties style:font-name="Liberation Serif" style:text-underline-style="none" fo:font-weight="normal" officeooo:rsid="00f26ae8" style:font-weight-asian="normal" style:font-weight-complex="normal"/>
    </style:style>
    <style:style style:name="T19" style:family="text">
      <style:text-properties style:font-name="Liberation Serif" style:text-underline-style="none" fo:font-weight="normal" officeooo:rsid="00f14106" style:font-weight-asian="normal" style:font-weight-complex="normal"/>
    </style:style>
    <style:style style:name="T20" style:family="text">
      <style:text-properties style:font-name="Liberation Serif" style:text-underline-style="none" fo:font-weight="normal" officeooo:rsid="00f2c43e"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10">Thoughts on spin and standard basis</text:span>.</text:p>
      <text:p text:style-name="P1">Richard Parker <text:span text:style-name="T2">25.9</text:span>.201<text:span text:style-name="T1">7</text:span></text:p>
      <text:p text:style-name="P5"/>
      <text:p text:style-name="P6">Section 1 – Introduction</text:p>
      <text:p text:style-name="P4"/>
      <text:p text:style-name="P7">After our discussion on split, standard-base and spin yesterday, I cam<text:span text:style-name="T11">e</text:span> away more confused than ever, which - as it happens - turns out to be progress of a sort. <text:s/>I decided to try to list all the different ways of going about things, and found that there are quite a few. <text:s/>The approaches differ in the extent of cleaning that is done to the vectors that are multiplied by the generators, and the way that linear independence is tested.</text:p>
      <text:p text:style-name="P7"/>
      <text:p text:style-name="P8">This document has two aims. <text:s/>The first is to assist you in your task of thinking out how to doe spin and standard base. <text:s/>The second, and more immediate aim is to try to spot inadequacies in the "functions" as currently envisioned so that they can be considered carefully and corrected in a timely fashion.</text:p>
      <text:p text:style-name="P7"/>
      <text:p text:style-name="P7">Let me start by listing <text:span text:style-name="T11">some of </text:span>the adjectives that can be applied to method<text:span text:style-name="T11">s</text:span>.</text:p>
      <text:p text:style-name="P7"/>
      <text:p text:style-name="P11">1-set<text:span text:style-name="T3">. <text:s/>This states that there is only one collection of vectors (however stored) and these vectors must be used for multiplication and also checking linear dependence.</text:span></text:p>
      <text:p text:style-name="P11">2-sets<text:span text:style-name="T3">. <text:s/>This states that the vectors used for multiplication and the vectors used for checking linear dependence are kept separately.</text:span></text:p>
      <text:p text:style-name="P11"><text:span text:style-name="T3">Clearly 2-sets are needed for standard-base. <text:s/>For spinning, at first sight it wastes disk space but may (or may not!) save work.</text:span></text:p>
      <text:p text:style-name="P11"><text:span text:style-name="T3"/></text:p>
      <text:p text:style-name="P11"><text:span text:style-name="T5">Next there is the state of cleaning. <text:s/></text:span><text:span text:style-name="T3">In the case of 2-sets, the following adjectives may apply to either or both of the multiply and the cleaning vectors.</text:span></text:p>
      <text:p text:style-name="P10">Pristine<text:span text:style-name="T3">. <text:s/>This states that the vectors</text:span><text:span text:style-name="T4"> </text:span><text:span text:style-name="T3">are exactly the ones that came out of previous multiplies</text:span><text:span text:style-name="T4">. <text:s/>This clearly cannot apply to the cleaning vectors, and is needed, I think, for standard base.</text:span></text:p>
      <text:p text:style-name="P10">Semi-Cleaned<text:span text:style-name="T3">. <text:s/>This states that </text:span><text:span text:style-name="T4">a </text:span><text:span text:style-name="T3">batch</text:span><text:span text:style-name="T4"> (or batches)</text:span><text:span text:style-name="T3"> of vectors are cleaned with ol</text:span><text:span text:style-name="T4">der vectors but not with newer ones - we do not do back-cleaning.</text:span><text:span text:style-name="T3">.</text:span></text:p>
      <text:p text:style-name="P10">Fully-Cleaned<text:span text:style-name="T3">. <text:s/>This states that a batch</text:span><text:span text:style-name="T4"> or batches of vectors </text:span><text:span text:style-name="T3">has been cleaned not just with old </text:span><text:span text:style-name="T4">vectors</text:span><text:span text:style-name="T3"> but also with newer ones.</text:span></text:p>
      <text:p text:style-name="P10"><text:span text:style-name="T3"/></text:p>
      <text:p text:style-name="P11"><text:span text:style-name="T3">Finally there is a question as to whether files are combined or kept separate. <text:s/>I'm not sure how important this is theoretically, but in practice it seems to make a difference.</text:span></text:p>
      <text:p text:style-name="P11">Batche<text:span text:style-name="T12">d</text:span><text:span text:style-name="T3">. <text:s/>This states that the collection is held in more than one file.</text:span></text:p>
      <text:p text:style-name="P11">Combined<text:span text:style-name="T3">. <text:s/>This states that the collection is put together into a single file.</text:span></text:p>
      <text:p text:style-name="P11"><text:soft-page-break/><text:span text:style-name="T8"/></text:p>
      <text:p text:style-name="P12"><text:span text:style-name="T8">C</text:span><text:span text:style-name="T7">ombining these in all possible ways leads, in principle, to 42 different algorithms, so confusion is not too surprising. <text:s/>I think, however, that we can rule out (on disk I/O grounds) the possibility that the multiplier vectors are "combined". <text:s/>Also the Gaussian vectors cannot be "pristine". <text:s/>In some circumstances we will presumably want a 1-set solution</text:span><text:span text:style-name="T9"> for spin </text:span><text:span text:style-name="T7">on disk-space-usage grounds</text:span><text:span text:style-name="T9">.</text:span></text:p>
      <text:p text:style-name="P12"><text:span text:style-name="T9"/></text:p>
      <text:p text:style-name="P13"><text:span text:style-name="T7">I will start with "standard basis", since the restrictions on this might make it easier to analyze.</text:span></text:p>
      <text:p text:style-name="P13"><text:span text:style-name="T7"/></text:p>
      <text:p text:style-name="P18">Section <text:span text:style-name="T13">2</text:span> – <text:span text:style-name="T13">Standard Basis.</text:span></text:p>
      <text:p text:style-name="P9"/>
      <text:p text:style-name="P13"><text:span text:style-name="T7">Since our output consists of "pristine" vectors, and these clearly cannot be used for Gaussian, we must be looking at a 2-set solution where the first set is pristine. <text:s/>Having multiplied some pristine vectors by a generator, we are clearly going to keep them and also clean them with all the vectors in our basis so far. <text:s/>This must then be subjected to ProduceNREF, which currently gives no indication as to which vectors were linearly independent, leaving us without resource to pick out the pristine vectors that we want. <text:s/>This leads to . . .</text:span></text:p>
      <text:p text:style-name="P13"><text:span text:style-name="T7"/></text:p>
      <text:p text:style-name="P14">Observation 1<text:span text:style-name="T7">. <text:s/>A version of ProduceNREF is needed that outputs also the row-select bit-string that can be applied to the pristine vectors in the standard basis procedure. <text:s/>This issue is further discussed in Appendix 1.</text:span></text:p>
      <text:p text:style-name="P14"><text:span text:style-name="T7"/></text:p>
      <text:p text:style-name="P18"><text:span text:style-name="T13">Appendix 1</text:span> – <text:span text:style-name="T13">ProduceNREF needs a row-select.</text:span></text:p>
      <text:p text:style-name="P9"/>
      <text:p text:style-name="P14"><text:span text:style-name="T7">For Standard Basis, it is clear that the row-select output is needed. <text:s/>It is equally clear that other uses do </text:span><text:span text:style-name="T6">not</text:span><text:span text:style-name="T7"> need the row-select - take, for example, the L</text:span><text:span text:style-name="T14">ü</text:span><text:span text:style-name="T17">beck null-space</text:span><text:span text:style-name="T18">, where the row-select would tell us which columns were used to deduce the linear dependencies, and this is, as far as I can see, of no interest. <text:s/>In any case, it works perfectly well already without this extra output. <text:s/>The question is, therefore . . .</text:span></text:p>
      <text:p text:style-name="P14"><text:span text:style-name="T18"/></text:p>
      <text:p text:style-name="P15"><text:span text:style-name="T16">Question</text:span><text:span text:style-name="T17"> do we need to retain the current ProduceNREF (which does not produce a row-select bit-string) or is it always OK to use a version that </text:span><text:span text:style-name="T16">does</text:span><text:span text:style-name="T17"> produce this extra bit-string, and just write it to NULL if it is not wanted.</text:span></text:p>
      <text:p text:style-name="P15"><text:span text:style-name="T17"/></text:p>
      <text:p text:style-name="P15"><text:span text:style-name="T16">Analysis</text:span><text:span text:style-name="T17">. <text:s/>Produce NREF as currently implemented proceeds in the obvious way. <text:s/>It cleans each new row with the previous ones, so that either the result is zero (in which case the corresponding bit is zero in the row-select) and discarded, or it produces a new pivot and the bit in the row-select must be set. <text:s/>It is therefore fairly easy to change the current implementation to produce the row-select bit-string - it is simply a question of keeping a note of it and writing it out.</text:span></text:p>
      <text:p text:style-name="P15"><text:span text:style-name="T17"/></text:p>
      <text:p text:style-name="P15"><text:span text:style-name="T17">There are, however, other algorithms that can be used to ProduceNREF that are not suited to making the row-select output, and we should consider, at this point, whether we might ever </text:span><text:soft-page-break/><text:span text:style-name="T17">want to implement them, as this would be obstructed if we insist that the row-select bits-string is </text:span><text:span text:style-name="T16">always</text:span><text:span text:style-name="T17"> produced, even when it is not needed.</text:span></text:p>
      <text:p text:style-name="P15"><text:span text:style-name="T17"/></text:p>
      <text:p text:style-name="P15"><text:span text:style-name="T17">Another of </text:span><text:span text:style-name="T19">L</text:span><text:span text:style-name="T15">ü</text:span><text:span text:style-name="T19">beck</text:span><text:span text:style-name="T17">'s suggestions is relevant here. <text:s/>He suggests than ProduceNREF can be done in parallel by dividing the rows into batches, and then putting each batch independently into echelon form, and then doing a sort, followed by repeating the procedure. <text:s/>This can be used to ProduceNREF in a way that is incapable of producing also the row-select bit-string.</text:span></text:p>
      <text:p text:style-name="P15"><text:span text:style-name="T17"/></text:p>
      <text:p text:style-name="P15"><text:span text:style-name="T17">Are we ever going to want to do anything like this?</text:span></text:p>
      <text:p text:style-name="P15"><text:span text:style-name="T19"/></text:p>
      <text:p text:style-name="P16"><text:span text:style-name="T19">W</text:span><text:span text:style-name="T17">ell . . . we may well do! <text:s/></text:span><text:span text:style-name="T20">One</text:span><text:span text:style-name="T17"> key observation is that the </text:span><text:span text:style-name="T19">L</text:span><text:span text:style-name="T15">ü</text:span><text:span text:style-name="T19">beck</text:span><text:span text:style-name="T17"> method enables multiple cores, or even multiple machines, to get going on useful work right from the start, and it seems pretty clear that this will lead to an increase in concurrency that we may well need at a later date. <text:s/></text:span><text:span text:style-name="T20">Another factor is that if the matrix is sparse in some way, we may well benefit from being able to clear entries by electing to add sparse rows rather than the dense ones that are otherwise liable to be used.</text:span></text:p>
      <text:p text:style-name="P16"><text:span text:style-name="T20"/></text:p>
      <text:p text:style-name="P17"><text:span text:style-name="T20">I</text:span><text:span text:style-name="T17">t seems clear already that "standard basis" should use a different call than, say, null-space, namely one that returns the row-select.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09-25T13:47:56.203550325</dc:date>
    <meta:editing-duration>P4DT7H1M10S</meta:editing-duration>
    <meta:editing-cycles>420</meta:editing-cycles>
    <meta:generator>LibreOffice/5.1.6.2$Linux_X86_64 LibreOffice_project/10m0$Build-2</meta:generator>
    <meta:printed-by>User </meta:printed-by>
    <meta:print-date>2012-07-06T16:23:45</meta:print-date>
    <meta:document-statistic meta:table-count="0" meta:image-count="0" meta:object-count="0" meta:page-count="3" meta:paragraph-count="31" meta:word-count="1063" meta:character-count="6136" meta:non-whitespace-character-count="5066"/>
  </office:meta>
</office:document-meta>
</file>